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7e3" officeooo:paragraph-rsid="000457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ocer en que consiste la enseñanza en grupos como vínculos positivos de cooperación en beneficio de un objetivo común de aprendizaje.</text:p>
      <text:p text:style-name="P1"/>
      <text:p text:style-name="P1">Estudiar la enseñanza expositiva como esa clase magistral donde el locutor no solo es maestro si no también el alumno lo cual factores afectivos, teóricos y técnicos se muestran como ejes de desarrollo de la misma.</text:p>
      <text:p text:style-name="P1"/>
      <text:p text:style-name="P1">Analizar la enseñanza interrogativa como ese dialogo de preguntas y respuesta, como base de una didáctica de aprendizaj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8:35:57.021271744</meta:creation-date>
    <meta:editing-duration>PT28S</meta:editing-duration>
    <meta:editing-cycles>2</meta:editing-cycles>
    <meta:generator>LibreOffice/4.4.2.2$Linux_X86_64 LibreOffice_project/40m0$Build-2</meta:generator>
    <dc:date>2015-09-25T18:36:25.355151800</dc:date>
    <meta:document-statistic meta:table-count="0" meta:image-count="0" meta:object-count="0" meta:page-count="1" meta:paragraph-count="3" meta:word-count="75" meta:character-count="470" meta:non-whitespace-character-count="398"/>
  </office:meta>
</office:document-meta>
</file>